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Comparativa" style:family="table">
      <style:table-properties style:width="6.6931in" table:align="margins"/>
    </style:style>
    <style:style style:name="TablaComparativa.A" style:family="table-column">
      <style:table-column-properties style:column-width="1.6729in" style:rel-column-width="16383*"/>
    </style:style>
    <style:style style:name="TablaComparativa.B" style:family="table-column">
      <style:table-column-properties style:column-width="1.6736in" style:rel-column-width="16384*"/>
    </style:style>
    <style:style style:name="TablaComparativa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Comparativa.D1" style:family="table-cell">
      <style:table-cell-properties fo:padding="0.0382in" fo:border="0.05pt solid #000000"/>
    </style:style>
    <style:style style:name="TablaComparativa.A2" style:family="table-cell">
      <style:table-cell-properties fo:padding="0.0382in" fo:border-left="0.05pt solid #000000" fo:border-right="none" fo:border-top="none" fo:border-bottom="0.05pt solid #000000"/>
    </style:style>
    <style:style style:name="TablaComparativ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0c78eb" officeooo:paragraph-rsid="000c78e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0e5d9c" officeooo:paragraph-rsid="000e5d9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0f282a" officeooo:paragraph-rsid="000f282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0c78eb" officeooo:paragraph-rsid="000c78eb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0e5d9c" officeooo:paragraph-rsid="000e5d9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0f282a" officeooo:paragraph-rsid="000f282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350f1" officeooo:paragraph-rsid="001350f1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97772" officeooo:paragraph-rsid="00197772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font-style="normal" style:text-underline-style="none" fo:font-weight="bold" officeooo:rsid="000c78eb" officeooo:paragraph-rsid="000c78eb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e5d9c" officeooo:paragraph-rsid="000e5d9c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paragraph-rsid="0014df8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78eb" officeooo:paragraph-rsid="000c78e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df84" officeooo:paragraph-rsid="0014df8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c78eb" officeooo:paragraph-rsid="000c78e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93d41" style:font-name="Helvetica Neue" fo:font-size="12pt" fo:letter-spacing="normal" fo:font-style="normal" style:text-underline-style="none" fo:font-weight="normal" officeooo:paragraph-rsid="000c78eb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fo:font-size="13pt" officeooo:rsid="0018eb24" officeooo:paragraph-rsid="0018eb24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78eb" officeooo:paragraph-rsid="0014df8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350f1" officeooo:paragraph-rsid="0022a55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22de8b" officeooo:paragraph-rsid="0022de8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3pt" fo:font-style="italic" style:text-underline-style="solid" style:text-underline-width="auto" style:text-underline-color="font-color" fo:font-weight="bold" officeooo:rsid="00197772" officeooo:paragraph-rsid="0022a55f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3pt" fo:font-style="italic" style:text-underline-style="solid" style:text-underline-width="auto" style:text-underline-color="font-color" fo:font-weight="bold" officeooo:rsid="00197772" officeooo:paragraph-rsid="00197772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3pt" fo:font-style="italic" style:text-underline-style="solid" style:text-underline-width="auto" style:text-underline-color="font-color" fo:font-weight="bold" officeooo:rsid="00245887" officeooo:paragraph-rsid="00245887" style:font-size-asian="13pt" style:font-style-asian="italic" style:font-weight-asian="bold" style:font-size-complex="13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22de8b" officeooo:paragraph-rsid="0022de8b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245887" officeooo:paragraph-rsid="00245887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1382" style:font-weight-asian="bold" style:font-weight-complex="bold"/>
    </style:style>
    <style:style style:name="T4" style:family="text">
      <style:text-properties fo:font-weight="bold" officeooo:rsid="000c78eb" style:font-weight-asian="bold" style:font-weight-complex="bold"/>
    </style:style>
    <style:style style:name="T5" style:family="text">
      <style:text-properties officeooo:rsid="0009e9e1"/>
    </style:style>
    <style:style style:name="T6" style:family="text">
      <style:text-properties officeooo:rsid="000c1382"/>
    </style:style>
    <style:style style:name="T7" style:family="text">
      <style:text-properties officeooo:rsid="000c78e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4ed56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e5d9c"/>
    </style:style>
    <style:style style:name="T12" style:family="text">
      <style:text-properties officeooo:rsid="001c9acc"/>
    </style:style>
    <style:style style:name="T13" style:family="text">
      <style:text-properties officeooo:rsid="001e10a9"/>
    </style:style>
    <style:style style:name="T14" style:family="text">
      <style:text-properties officeooo:rsid="001fdf68"/>
    </style:style>
    <style:style style:name="T15" style:family="text">
      <style:text-properties officeooo:rsid="00210f1b"/>
    </style:style>
    <style:style style:name="T16" style:family="text">
      <style:text-properties officeooo:rsid="00212cb2"/>
    </style:style>
    <style:style style:name="T17" style:family="text">
      <style:text-properties officeooo:rsid="0022a55f"/>
    </style:style>
    <style:style style:name="T18" style:family="text">
      <style:text-properties officeooo:rsid="0024e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span text:style-name="T1">SISTEMES DE GESTIÓ EMPRESARIAL</text:span></text:p>
      <text:p text:style-name="P21"/>
      <text:p text:style-name="P21"><text:tab/><text:tab/><text:tab/> <text:s text:c="2"/>Empresa d’<text:span text:style-name="T5">Esport Prospesport</text:span></text:p>
      <text:p text:style-name="P21"/>
      <text:p text:style-name="P14">L'empresa <text:span text:style-name="T5">d’esport Prospesport</text:span> es dedica a la <text:s/>preparació de <text:span text:style-name="T5">material esportiu </text:span>, implantada a la seu de Barcelona amb <text:span text:style-name="T5">1</text:span> distribuci<text:span text:style-name="T5">ó</text:span> de botig<text:span text:style-name="T5">a</text:span>.</text:p>
      <text:p text:style-name="P19"/>
      <text:p text:style-name="P9">Situació i procediment de l'empresa</text:p>
      <text:p text:style-name="P19"/>
      <text:p text:style-name="P15">Les comandes de la nostra empresa, funcionen amb <text:span text:style-name="T2">el sistema de </text:span><text:span text:style-name="T3">correu </text:span><text:span text:style-name="T4">electrònic</text:span><text:span text:style-name="T2">,</text:span> el client que fa una comanda, s'ha de descarregar un formulari per la web oficial de la nostra empresa i envia <text:span text:style-name="T6">el formulari al correu indicat en la pàgina web</text:span> amb totes les dades de la comanda a l'empresa. Una vegada enviat el <text:span text:style-name="T6">correu</text:span>, arriba a la recepció de l'empresa. Següent, recepció envía aquest <text:span text:style-name="T6">correu</text:span> al departament financer i si totes les dades són correctes, s'envia <text:span text:style-name="T6">les dades del correu amb la comanda</text:span> directament a la fàbrica per començar a desenvolupar la comanda sol·licitada. Una vegada fet tot aquest procés, es posa en contacte amb el departament comercial on hi serà enviat la comanda i se li comunicarà al client la data d'entrega.</text:p>
      <text:p text:style-name="P15"/>
      <text:p text:style-name="P9">Solucións per a l'empresa</text:p>
      <text:p text:style-name="P9"/>
      <text:p text:style-name="P16">La solució més eficaç és la implementació del software ERP <text:span text:style-name="T7">amb els respectius mòduls adients, ja que un ERP és un sistema de planificació que ajuda al desenvolupament dels recursos d’una empresa.</text:span></text:p>
      <text:p text:style-name="P16"/>
      <text:p text:style-name="P25">Necessitarem solució per a l’inventari,tenir un control sobre ell. També, la manera de fer les comandes sigui (compra i venda) ja que actualment es fa via correu electrònic. Per últim, el sistema de gestió financer i contable, ja que necessitarem un major rendiment en la gestió de les nòmines i facturació.</text:p>
      <text:p text:style-name="P15"/>
      <text:p text:style-name="P18">Per solucionar aquestes parts, desenvoluparem aquests mòduls escollits del ERP:</text:p>
      <text:p text:style-name="P17"/>
      <text:p text:style-name="P17"><text:tab/><text:span text:style-name="T8">1. Mòdul d’inventari</text:span></text:p>
      <text:p text:style-name="P20"><text:tab/>2. Mòdul de compres</text:p>
      <text:p text:style-name="P20"><text:tab/>3. Mòdul de ven<text:span text:style-name="T11">d</text:span>es</text:p>
      <text:p text:style-name="P20"><text:tab/>4. Mòdul financer i contable</text:p>
      <text:p text:style-name="P17"/>
      <text:p text:style-name="P1"/>
      <text:p text:style-name="P2">1.Mòdul d’inventari</text:p>
      <text:p text:style-name="P5"/>
      <text:p text:style-name="P5">El mòdul d’inventari ens ajudarà tant als processos de compra com als processos de vendes.</text:p>
      <text:p text:style-name="P5">Ens facilitarà realitzar un seguiment de les existències, informes de les unitats i articles que tenim dins del magatzem.</text:p>
      <text:p text:style-name="P5"/>
      <text:p text:style-name="P11">2.Mòdul de compres</text:p>
      <text:p text:style-name="P11"/>
      <text:p text:style-name="P12">El mòdul de compres ens ajudarà a obtenir una bona vinculació entre el proveïdor i els articles. També ens ajudarà per a la gestió i preparació de les ordres de compra o del seu seguiment.</text:p>
      <text:p text:style-name="P11"/>
      <text:p text:style-name="P22"/>
      <text:p text:style-name="P3">3.Mòdul de vendes</text:p>
      <text:p text:style-name="P1"/>
      <text:p text:style-name="P6">El mòdul de vendes ens ajudarà a tenir una major eficiència a la generació de factures i als seguiments de comandes fetes.</text:p>
      <text:p text:style-name="P1"><text:soft-page-break/></text:p>
      <text:p text:style-name="P1"/>
      <text:p text:style-name="P4">4.Mòdul financer i contable</text:p>
      <text:p text:style-name="P4"/>
      <text:p text:style-name="P7">El mòdul financer i contable ens ajudarà a automatitzar i analitzar les gestions de les nòmines de l’empresa i les facturacions.</text:p>
      <text:p text:style-name="P1"/>
      <text:p text:style-name="P1"/>
      <text:p text:style-name="P8">Tenint en compte el presupost econòmic de l’empresa, determino que aquests són els mòduls més corresponents a la situació de l’empresa per a la iniciació.</text:p>
      <text:p text:style-name="P8"/>
      <text:p text:style-name="P8"/>
      <text:p text:style-name="P10"/>
      <text:p text:style-name="P31">Opcions de software escollides (ODOO SOFTWARE LLIURE)</text:p>
      <text:p text:style-name="P8"/>
      <table:table table:name="TablaComparativa" table:style-name="TablaComparativa">
        <table:table-column table:style-name="TablaComparativa.A"/>
        <table:table-column table:style-name="TablaComparativa.B" table:number-columns-repeated="3"/>
        <table:table-row>
          <table:table-cell table:style-name="TablaComparativa.A1" office:value-type="string">
            <text:p text:style-name="P23"/>
          </table:table-cell>
          <table:table-cell table:style-name="TablaComparativa.A1" office:value-type="string">
            <text:p text:style-name="P24">SOFTWATE NETSUITE</text:p>
          </table:table-cell>
          <table:table-cell table:style-name="TablaComparativa.A1" office:value-type="string">
            <text:p text:style-name="P24">SOFTWARE BUILDSMART</text:p>
          </table:table-cell>
          <table:table-cell table:style-name="TablaComparativa.D1" office:value-type="string">
            <text:p text:style-name="P24">SOFTWARE ODOO</text:p>
          </table:table-cell>
        </table:table-row>
        <table:table-row>
          <table:table-cell table:style-name="TablaComparativa.A2" office:value-type="string">
            <text:p text:style-name="P24">QÜALITATS</text:p>
          </table:table-cell>
          <table:table-cell table:style-name="TablaComparativa.A2" office:value-type="string">
            <text:p text:style-name="P23">-<text:span text:style-name="T16">Realitza funcions de planificacions empresarials (ERP) i gestió de relacions amb el client (CRM)</text:span></text:p>
            <text:p text:style-name="P23">-<text:span text:style-name="T16">Personalització del software i adaptació a les necessitats de l’empresa</text:span></text:p>
            <text:p text:style-name="P23">-<text:span text:style-name="T16">Està basat en el núvol i s’executa en una varietat de navegadors d’internet.</text:span></text:p>
            <text:p text:style-name="P23"/>
            <text:p text:style-name="P23">-<text:span text:style-name="T16">Admet l’exportació de dades a IIF o CSV.</text:span></text:p>
            <text:p text:style-name="P23"/>
          </table:table-cell>
          <table:table-cell table:style-name="TablaComparativa.A2" office:value-type="string">
            <text:p text:style-name="P23">-<text:span text:style-name="T13">Utilització en el mòdul de gestions.</text:span></text:p>
            <text:p text:style-name="P23"/>
            <text:p text:style-name="P23">-<text:span text:style-name="T13">Inclueix la gestió,control d’accès d’usuaris...</text:span></text:p>
            <text:p text:style-name="P23"/>
            <text:p text:style-name="P23">-<text:span text:style-name="T13">Monitorització de les activitats.</text:span></text:p>
          </table:table-cell>
          <table:table-cell table:style-name="TablaComparativa.D2" office:value-type="string">
            <text:p text:style-name="P23">-<text:span text:style-name="T15">Utilització de la gestió de les relacions amb els clients,contabilitat,ventes,comunicacions i creació de llocs webs.</text:span></text:p>
            <text:p text:style-name="P23"/>
            <text:p text:style-name="P23">-<text:span text:style-name="T15">Realització de seguiments en temes de facturació i gastos.</text:span></text:p>
            <text:p text:style-name="P23"/>
            <text:p text:style-name="P23">-<text:span text:style-name="T15">Integració d’aplicacions de tercers.</text:span></text:p>
          </table:table-cell>
        </table:table-row>
        <table:table-row>
          <table:table-cell table:style-name="TablaComparativa.A2" office:value-type="string">
            <text:p text:style-name="P24">COBRIMENTS</text:p>
          </table:table-cell>
          <table:table-cell table:style-name="TablaComparativa.A2" office:value-type="string">
            <text:p text:style-name="P23">-<text:span text:style-name="T16">Cobreix necessitats en els processos administratius de ventes i serveis de l’empresa.</text:span></text:p>
            <text:p text:style-name="P23"/>
            <text:p text:style-name="P23">-<text:span text:style-name="T16">Cobreix aplicacions per la contabilitat financera, informes, anàlisis financers i tota la gestió empresarial.</text:span></text:p>
            <text:p text:style-name="P23"/>
            <text:p text:style-name="P23"/>
            <text:p text:style-name="P23"/>
          </table:table-cell>
          <table:table-cell table:style-name="TablaComparativa.A2" office:value-type="string">
            <text:p text:style-name="P23">-<text:span text:style-name="T12">Cobreix necessitats financeres i de contabilitat.</text:span></text:p>
            <text:p text:style-name="P23"/>
            <text:p text:style-name="P23">-<text:span text:style-name="T13">Cobreix els recursos i el control d’accès a a usuaris</text:span></text:p>
            <text:p text:style-name="P23"/>
            <text:p text:style-name="P23">-<text:span text:style-name="T12">Cobreix monitoritzacions i hores de treball.</text:span></text:p>
            <text:p text:style-name="P23"/>
            <text:p text:style-name="P23"/>
            <text:p text:style-name="P23"/>
          </table:table-cell>
          <table:table-cell table:style-name="TablaComparativa.D2" office:value-type="string">
            <text:p text:style-name="P23">-<text:span text:style-name="T14">Cobreix reclutament,seguiment d’inventari,gestió de projecte, manteniment de marketing.</text:span></text:p>
            <text:p text:style-name="P23"/>
            <text:p text:style-name="P23"/>
            <text:p text:style-name="P23">-<text:span text:style-name="T14">Cobreix seguiments des gastos,pagaments i factures.</text:span></text:p>
            <text:p text:style-name="P23"/>
            <text:p text:style-name="P23"/>
          </table:table-cell>
        </table:table-row>
      </table:table>
      <text:p text:style-name="P1"/>
      <text:p text:style-name="P1"><text:soft-page-break/></text:p>
      <text:p text:style-name="P1"/>
      <text:p text:style-name="P30"><text:span text:style-name="T17">Quina és la millor opció dels software escollits</text:span> </text:p>
      <text:p text:style-name="P27"/>
      <text:p text:style-name="P28">Comparant els 3 softwares escollits, el que més he vist que cobreix més les neccesitats d’una empresa i te més qüalitats és el <text:span text:style-name="T10">SOFTWARE ORACLE NETSUITE.</text:span></text:p>
      <text:p text:style-name="P28"><text:span text:style-name="T10"/></text:p>
      <text:p text:style-name="P33">Primer de tot, realitza les funcions empresarials ERP i conté la gestió de relacions amb el client (CRM), sent més completa que els altres softwares. A més te una certa personalització en els mòduls que fa que millori les necessitats de l’empresa. D’altre banda, està basada en el núvol i pot executar-se en qualsevol navegador web i admet l’exportació.</text:p>
      <text:p text:style-name="P33"/>
      <text:p text:style-name="P33">En general és l’eina més completa i la que més beneficis pot donar a l’empresa sent una dels softwares amb menys cost econòmic.</text:p>
      <text:p text:style-name="P1"/>
      <text:p text:style-name="P1"/>
      <text:p text:style-name="P1"/>
      <text:p text:style-name="P32">Instal·lació en clo<text:span text:style-name="T18">u</text:span>d o on premise?</text:p>
      <text:p text:style-name="P32"/>
      <text:p text:style-name="P34">Personalment, <text:span text:style-name="T2">on premise. </text:span>On premise s’instal·la el software en els serveis o dispositius locals de l’empresa i on cloud, tot el software està al núvol. Definit els conceptes, he escollit <text:span text:style-name="T2">On premise </text:span>ja que te un cost menor inicial encara que a la llarga no es pot evaluar una previsió de gastos. També te més seguretat On premise que on Cloud i <text:span text:style-name="T8">personalment prefereixo la seguretat primer </text:span><text:span text:style-name="T9">abans</text:span><text:span text:style-name="T8"> que a la comoditat o facilitació. </text:span></text:p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ergi Muñoz Carmona </text:p>
      <text:p text:style-name="P15">2n 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 Muñoz Carmona</meta:initial-creator>
    <meta:creation-date>2020-10-13T21:26:06.61</meta:creation-date>
    <dc:date>2020-10-24T16:39:33.189197394</dc:date>
    <meta:editing-duration>PT5H30M46S</meta:editing-duration>
    <meta:editing-cycles>22</meta:editing-cycles>
    <meta:generator>LibreOffice/5.4.2.2.0$Linux_X86_64 LibreOffice_project/40$Build-2</meta:generator>
    <meta:document-statistic meta:table-count="1" meta:image-count="0" meta:object-count="0" meta:page-count="3" meta:paragraph-count="54" meta:word-count="789" meta:character-count="4949" meta:non-whitespace-character-count="4198"/>
  </office:meta>
</office:document-meta>
</file>